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48">
      <style:graphic-properties draw:fill="none" draw:stroke="solid" svg:stroke-width="0.00694in" svg:stroke-color="#4472c4" draw:marker-end="a547" svg:stroke-opacity="100%" draw:stroke-linejoin="miter" svg:stroke-linecap="butt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>
      <style:graphic-properties draw:fill="none" draw:stroke="dash" draw:stroke-dash="a381" svg:stroke-width="0.02778in" svg:stroke-color="#4472c4" svg:stroke-opacity="100%" draw:stroke-linejoin="miter" svg:stroke-linecap="butt"/>
    </style:style>
    <style:style style:family="graphic" style:name="a384">
      <style:graphic-properties draw:fill="none" draw:stroke="dash" draw:stroke-dash="a383" svg:stroke-width="0.02778in" svg:stroke-color="#4472c4" svg:stroke-opacity="100%" draw:stroke-linejoin="miter" svg:stroke-linecap="butt"/>
    </style:style>
    <style:style style:family="graphic" style:name="a386">
      <style:graphic-properties draw:fill="none" draw:stroke="dash" draw:stroke-dash="a385" svg:stroke-width="0.02778in" svg:stroke-color="#4472c4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0694in" svg:stroke-color="#4472c4" draw:marker-end="a433" svg:stroke-opacity="100%" draw:stroke-linejoin="miter" svg:stroke-linecap="but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9">
      <style:graphic-properties draw:fill="none" draw:stroke="solid" svg:stroke-width="0.00694in" svg:stroke-color="#4472c4" draw:marker-end="a438" svg:stroke-opacity="10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4">
      <style:graphic-properties draw:fill="none" draw:stroke="solid" svg:stroke-width="0.00694in" svg:stroke-color="#4472c4" draw:marker-end="a553" svg:stroke-opacity="100%" draw:stroke-linejoin="miter" svg:stroke-linecap="butt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0694in" svg:stroke-color="#4472c4" draw:marker-end="a559" svg:stroke-opacity="100%" draw:stroke-linejoin="miter" svg:stroke-linecap="but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5">
      <style:graphic-properties draw:fill="none" draw:stroke="solid" svg:stroke-width="0.00694in" svg:stroke-color="#4472c4" draw:marker-end="a454" svg:stroke-opacity="100%" draw:stroke-linejoin="miter" svg:stroke-linecap="but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none" draw:stroke="solid" svg:stroke-width="0.00694in" svg:stroke-color="#4472c4" draw:marker-end="a499" svg:stroke-opacity="100%" draw:stroke-linejoin="miter" svg:stroke-linecap="butt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none" draw:stroke="solid" svg:stroke-width="0.00694in" svg:stroke-color="#4472c4" draw:marker-end="a570" svg:stroke-opacity="100%" draw:stroke-linejoin="miter" svg:stroke-linecap="butt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1">
      <style:graphic-properties draw:fill="none" draw:stroke="solid" svg:stroke-width="0.00694in" svg:stroke-color="#4472c4" draw:marker-end="a460" svg:stroke-opacity="100%" draw:stroke-linejoin="miter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7">
      <style:graphic-properties draw:fill="none" draw:stroke="solid" svg:stroke-width="0.00694in" svg:stroke-color="#4472c4" draw:marker-end="a466" svg:stroke-opacity="100%" draw:stroke-linejoin="miter" svg:stroke-linecap="butt"/>
    </style:style>
    <style:style style:family="graphic" style:name="a510">
      <style:graphic-properties draw:fill="none" draw:stroke="solid" svg:stroke-width="0.00694in" svg:stroke-color="#4472c4" draw:marker-end="a509" svg:stroke-opacity="100%" draw:stroke-linejoin="miter" svg:stroke-linecap="butt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none" draw:stroke="solid" svg:stroke-width="0.00694in" svg:stroke-color="#4472c4" draw:marker-end="a511" svg:stroke-opacity="100%" draw:stroke-linejoin="miter" svg:stroke-linecap="butt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none" draw:stroke="solid" svg:stroke-width="0.00694in" svg:stroke-color="#4472c4" draw:marker-end="a584" svg:stroke-opacity="100%" draw:stroke-linejoin="miter" svg:stroke-linecap="butt"/>
    </style:style>
    <style:style style:family="graphic" style:name="a518">
      <style:graphic-properties draw:fill="none" draw:stroke="solid" svg:stroke-width="0.00694in" svg:stroke-color="#4472c4" draw:marker-end="a517" svg:stroke-opacity="100%" draw:stroke-linejoin="miter" svg:stroke-linecap="butt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0694in" svg:stroke-color="#4472c4" draw:marker-end="a586" svg:stroke-opacity="100%" draw:stroke-linejoin="miter" svg:stroke-linecap="butt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draw:fill="none" draw:stroke="solid" svg:stroke-width="0.00694in" svg:stroke-color="#4472c4" draw:marker-end="a472" svg:stroke-opacity="100%" draw:stroke-linejoin="miter" svg:stroke-linecap="butt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none" draw:stroke="solid" svg:stroke-width="0.00694in" svg:stroke-color="#4472c4" draw:marker-end="a407" svg:stroke-opacity="100%" draw:stroke-linejoin="miter" svg:stroke-linecap="butt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none" draw:stroke="solid" svg:stroke-width="0.00694in" svg:stroke-color="#4472c4" draw:marker-end="a478" svg:stroke-opacity="100%" draw:stroke-linejoin="miter" svg:stroke-linecap="butt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4">
      <style:graphic-properties draw:fill="none" draw:stroke="solid" svg:stroke-width="0.00694in" svg:stroke-color="#4472c4" draw:marker-end="a523" svg:stroke-opacity="100%" draw:stroke-linejoin="miter" svg:stroke-linecap="but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draw:fill="none" draw:stroke="solid" svg:stroke-width="0.00694in" svg:stroke-color="#4472c4" draw:marker-end="a592" svg:stroke-opacity="100%" draw:stroke-linejoin="miter" svg:stroke-linecap="but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0694in" svg:stroke-color="#4472c4" draw:marker-end="a594" svg:stroke-opacity="100%" draw:stroke-linejoin="miter" svg:stroke-linecap="butt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none" draw:stroke="solid" svg:stroke-width="0.00694in" svg:stroke-color="#4472c4" draw:marker-end="a413" svg:stroke-opacity="100%" draw:stroke-linejoin="miter" svg:stroke-linecap="butt"/>
    </style:style>
    <style:style style:family="graphic" style:name="a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5">
      <style:graphic-properties draw:fill="none" draw:stroke="solid" svg:stroke-width="0.00694in" svg:stroke-color="#4472c4" draw:marker-end="a534" svg:stroke-opacity="100%" draw:stroke-linejoin="miter" svg:stroke-linecap="but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0694in" svg:stroke-color="#4472c4" draw:marker-end="a419" svg:stroke-opacity="100%" draw:stroke-linejoin="miter" svg:stroke-linecap="but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draw:fill="none" draw:stroke="solid" svg:stroke-width="0.00694in" svg:stroke-color="#4472c4" draw:marker-end="a491" svg:stroke-opacity="100%" draw:stroke-linejoin="miter" svg:stroke-linecap="butt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0694in" svg:stroke-color="#4472c4" draw:marker-end="a425" svg:stroke-opacity="100%" draw:stroke-linejoin="miter" svg:stroke-linecap="but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8">
      <style:graphic-properties draw:fill="none" draw:stroke="solid" svg:stroke-width="0.00694in" svg:stroke-color="#4472c4" draw:marker-end="a427" svg:stroke-opacity="100%" draw:stroke-linejoin="miter" svg:stroke-linecap="butt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draw:fill="none" draw:stroke="solid" svg:stroke-width="0.00694in" svg:stroke-color="#4472c4" draw:marker-end="a497" svg:stroke-opacity="100%" draw:stroke-linejoin="miter" svg:stroke-linecap="but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2" draw:style-name="a380" draw:master-page-name="Master1-Layout7-blank-Tomt" presentation:presentation-page-layout-name="Master1-PPL7" draw:id="Slide-257">
        <draw:connector draw:type="line" svg:x1="0.16822in" svg:y1="0.11215in" svg:x2="13.18692in" svg:y2="0.11215in" draw:id="id63" draw:style-name="a382" draw:name="Rett linje 2">
          <svg:title/>
          <svg:desc/>
        </draw:connector>
        <draw:connector draw:type="line" svg:x1="0.15732in" svg:y1="7.44808in" svg:x2="13.17601in" svg:y2="7.44808in" draw:id="id64" draw:style-name="a384" draw:name="Rett linje 4">
          <svg:title/>
          <svg:desc/>
        </draw:connector>
        <draw:connector draw:type="line" svg:x1="0.15732in" svg:y1="3.67507in" svg:x2="13.17601in" svg:y2="3.67507in" draw:id="id65" draw:style-name="a386" draw:name="Rett linje 5">
          <svg:title/>
          <svg:desc/>
        </draw:connector>
        <draw:frame draw:id="id66" draw:style-name="a390" draw:transform="translate(-0.98598in -0.20195in) rotate(-4.71239) translate(0.21028in 1.84931in)" draw:name="TekstSylinder 6" svg:width="1.97196in" svg:height="0.40391in">
          <draw:text-box>
            <text:p text:style-name="a389" text:class-names="" text:cond-style-name=""><text:span text:style-name="a387" text:class-names="">ARBEIDSGIVER</text:span><text:span text:style-name="a388" text:class-names=""/></text:p>
          </draw:text-box>
          <svg:title/>
          <svg:desc/>
        </draw:frame>
        <draw:frame draw:id="id67" draw:style-name="a394" draw:transform="translate(-0.98598in -0.20195in) rotate(-4.71239) translate(0.21028in 5.50083in)" draw:name="TekstSylinder 8" svg:width="1.97196in" svg:height="0.40391in">
          <draw:text-box>
            <text:p text:style-name="a393" text:class-names="" text:cond-style-name=""><text:span text:style-name="a391" text:class-names="">ARBEIDSØKER</text:span><text:span text:style-name="a392" text:class-names=""/></text:p>
          </draw:text-box>
          <svg:title/>
          <svg:desc/>
        </draw:frame>
        <draw:custom-shape svg:x="0.86916in" svg:y="0.46838in" svg:width="0.95327in" svg:height="0.44508in" draw:id="id68" draw:style-name="a398" draw:name="Ellipse 9">
          <svg:title/>
          <svg:desc/>
          <text:p text:style-name="a397" text:class-names="" text:cond-style-name=""><text:span text:style-name="a395" text:class-names="">Start prosess</text:span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9907in" svg:y="4.67398in" svg:width="1.07009in" svg:height="0.45794in" draw:id="id69" draw:style-name="a402" draw:name="Rektangel 10">
          <svg:title/>
          <svg:desc/>
          <text:p text:style-name="a401" text:class-names="" text:cond-style-name=""><text:span text:style-name="a399" text:class-names="">Søker etter jobb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1075in" svg:y="1.07127in" svg:width="1.07009in" svg:height="0.45794in" draw:id="id70" draw:style-name="a406" draw:name="Rektangel 11">
          <svg:title/>
          <svg:desc/>
          <text:p text:style-name="a405" text:class-names="" text:cond-style-name=""><text:span text:style-name="a403" text:class-names="">Lager jobbannonse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4579in" svg:y1="0.91345in" draw:start-shape="id68" draw:start-glue-point="2" svg:x2="1.34579in" svg:y2="1.07127in" draw:end-shape="id70" draw:end-glue-point="0" draw:id="id71" draw:style-name="a408" draw:name="Rett pilkobling 13">
          <svg:title/>
          <svg:desc/>
        </draw:connector>
        <draw:custom-shape svg:x="0.81075in" svg:y="1.72788in" svg:width="1.07009in" svg:height="0.45793in" draw:id="id72" draw:style-name="a412" draw:name="Dokument 14">
          <svg:title/>
          <svg:desc/>
          <text:p text:style-name="a411" text:class-names="" text:cond-style-name=""><text:span text:style-name="a409" text:class-names="">Jobb annonse</text:span><text:span text:style-name="a410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line" svg:x1="1.34579in" svg:y1="1.52921in" draw:start-shape="id70" draw:start-glue-point="2" svg:x2="1.34579in" svg:y2="1.72788in" draw:end-shape="id72" draw:end-glue-point="0" draw:id="id73" draw:style-name="a414" draw:name="Rett pilkobling 16">
          <svg:title/>
          <svg:desc/>
        </draw:connector>
        <draw:custom-shape svg:x="0.81075in" svg:y="2.35297in" svg:width="1.07009in" svg:height="0.45794in" draw:id="id74" draw:style-name="a418" draw:name="Rektangel 17">
          <svg:title/>
          <svg:desc/>
          <text:p text:style-name="a417" text:class-names="" text:cond-style-name=""><text:span text:style-name="a415" text:class-names="">Sender jobbannonse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4579in" svg:y1="2.15554in" draw:start-shape="id72" draw:start-glue-point="4" svg:x2="1.3458in" svg:y2="2.35297in" draw:end-shape="id74" draw:end-glue-point="0" draw:id="id75" draw:style-name="a420" draw:name="Rett pilkobling 19">
          <svg:title/>
          <svg:desc/>
        </draw:connector>
        <draw:custom-shape svg:x="0.79907in" svg:y="3.8644in" svg:width="1.07009in" svg:height="0.45793in" draw:id="id76" draw:style-name="a424" draw:name="Dokument 20">
          <svg:title/>
          <svg:desc/>
          <text:p text:style-name="a423" text:class-names="" text:cond-style-name=""><text:span text:style-name="a421" text:class-names="">Jobb annonse</text:span><text:span text:style-name="a422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line" svg:x1="1.3458in" svg:y1="2.81091in" draw:start-shape="id74" draw:start-glue-point="2" svg:x2="1.33411in" svg:y2="3.8644in" draw:end-shape="id76" draw:end-glue-point="0" draw:id="id77" draw:style-name="a426" draw:name="Rett pilkobling 22">
          <svg:title/>
          <svg:desc/>
        </draw:connector>
        <draw:connector draw:type="line" svg:x1="1.33412in" svg:y1="4.67398in" draw:start-shape="id69" draw:start-glue-point="0" svg:x2="1.33411in" svg:y2="4.29205in" draw:end-shape="id76" draw:end-glue-point="4" draw:id="id78" draw:style-name="a428" draw:name="Rett pilkobling 26">
          <svg:title/>
          <svg:desc/>
        </draw:connector>
        <draw:custom-shape svg:x="2.12072in" svg:y="3.83001in" svg:width="1.76713in" svg:height="0.5297in" draw:id="id79" draw:style-name="a432" draw:name="Rombe 27">
          <svg:title/>
          <svg:desc/>
          <text:p text:style-name="a431" text:class-names="" text:cond-style-name=""><text:span text:style-name="a429" text:class-names="">Aktuell jobbstilling</text:span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1.86916in" svg:y1="4.09336in" draw:start-shape="id76" draw:start-glue-point="1" svg:x2="2.12072in" svg:y2="4.09486in" draw:end-shape="id79" draw:end-glue-point="3" draw:id="id80" draw:style-name="a434" draw:name="Rett pilkobling 29">
          <svg:title/>
          <svg:desc/>
        </draw:connector>
        <draw:frame draw:id="id81" draw:style-name="a437" draw:name="TekstSylinder 30" svg:x="2.64409in" svg:y="4.29205in" svg:width="0.30188in" svg:height="0.2861in">
          <draw:text-box>
            <text:p text:style-name="a436" text:class-names="" text:cond-style-name=""><text:span text:style-name="a435" text:class-names="">N</text:span></text:p>
          </draw:text-box>
          <svg:title/>
          <svg:desc/>
        </draw:frame>
        <draw:connector draw:type="standard" svg:x1="2.1651in" svg:y1="4.06377in" draw:start-shape="id79" draw:start-glue-point="2" svg:x2="2.70835in" svg:y2="5.1989in" draw:end-shape="id69" draw:end-glue-point="1" draw:id="id82" draw:style-name="a439" draw:transform="translate(-2.43672in -4.63133in) rotate(-1.5708) translate(2.43672in 4.63133in)" draw:name="Kobling: vinkel 32">
          <svg:title/>
          <svg:desc/>
        </draw:connector>
        <draw:frame draw:id="id83" draw:style-name="a443" draw:name="TekstSylinder 33" svg:x="3.63681in" svg:y="3.77949in" svg:width="0.25104in" svg:height="0.2861in">
          <draw:text-box>
            <text:p text:style-name="a442" text:class-names="" text:cond-style-name=""><text:span text:style-name="a440" text:class-names="">J</text:span><text:span text:style-name="a441" text:class-names=""/></text:p>
          </draw:text-box>
          <svg:title/>
          <svg:desc/>
        </draw:frame>
        <draw:custom-shape svg:x="4.12773in" svg:y="3.86596in" svg:width="1.07009in" svg:height="0.45794in" draw:id="id84" draw:style-name="a453" draw:name="Rektangel 35">
          <svg:title/>
          <svg:desc/>
          <text:p text:style-name="a452" text:class-names="" text:cond-style-name=""><text:span text:style-name="a444" text:class-names="">Sender</text:span><text:span text:style-name="a445" text:class-names=""><text:s text:c="1"/></text:span><text:span text:style-name="a446" text:class-names="">søknad</text:span><text:span text:style-name="a447" text:class-names=""><text:s text:c="1"/></text:span><text:span text:style-name="a448" text:class-names="">og</text:span><text:span text:style-name="a449" text:class-names=""><text:s text:c="1"/></text:span><text:span text:style-name="a450" text:class-names="">CV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88785in" svg:y1="4.09486in" draw:start-shape="id79" draw:start-glue-point="1" svg:x2="4.12773in" svg:y2="4.09493in" draw:end-shape="id84" draw:end-glue-point="3" draw:id="id85" draw:style-name="a455" draw:name="Rett pilkobling 37">
          <svg:title/>
          <svg:desc/>
        </draw:connector>
        <draw:custom-shape svg:x="5.35981in" svg:y="3.86897in" svg:width="1.07009in" svg:height="0.45793in" draw:id="id86" draw:style-name="a459" draw:name="Dokument 38">
          <svg:title/>
          <svg:desc/>
          <text:p text:style-name="a458" text:class-names="" text:cond-style-name=""><text:span text:style-name="a456" text:class-names="">søknad og CV</text:span><text:span text:style-name="a457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line" svg:x1="5.19782in" svg:y1="4.09493in" draw:start-shape="id84" draw:start-glue-point="1" svg:x2="5.35981in" svg:y2="4.09793in" draw:end-shape="id86" draw:end-glue-point="3" draw:id="id87" draw:style-name="a461" draw:name="Rett pilkobling 40">
          <svg:title/>
          <svg:desc/>
        </draw:connector>
        <draw:custom-shape svg:x="2.02064in" svg:y="2.99863in" svg:width="1.07009in" svg:height="0.45793in" draw:id="id88" draw:style-name="a465" draw:name="Dokument 41">
          <svg:title/>
          <svg:desc/>
          <text:p text:style-name="a464" text:class-names="" text:cond-style-name=""><text:span text:style-name="a462" text:class-names="">søknad og CV</text:span><text:span text:style-name="a463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standard" svg:x1="6.4299in" svg:y1="4.09793in" draw:start-shape="id86" draw:start-glue-point="1" svg:x2="3.09073in" svg:y2="3.22759in" draw:end-shape="id88" draw:end-glue-point="1" draw:id="id89" draw:style-name="a467" draw:name="Kobling: vinkel 43">
          <svg:title/>
          <svg:desc/>
        </draw:connector>
        <draw:custom-shape svg:x="2.02064in" svg:y="2.36103in" svg:width="1.07009in" svg:height="0.45794in" draw:id="id90" draw:style-name="a471" draw:name="Rektangel 44">
          <svg:title/>
          <svg:desc/>
          <text:p text:style-name="a470" text:class-names="" text:cond-style-name=""><text:span text:style-name="a468" text:class-names="">Vurderer søker</text:span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5569in" svg:y1="2.99863in" draw:start-shape="id88" draw:start-glue-point="0" svg:x2="2.55569in" svg:y2="2.81897in" draw:end-shape="id90" draw:end-glue-point="2" draw:id="id91" draw:style-name="a473" draw:name="Rett pilkobling 46">
          <svg:title/>
          <svg:desc/>
        </draw:connector>
        <draw:custom-shape svg:x="1.9083in" svg:y="1.65167in" svg:width="1.29478in" svg:height="0.5297in" draw:id="id92" draw:style-name="a477" draw:name="Rombe 47">
          <svg:title/>
          <svg:desc/>
          <text:p text:style-name="a476" text:class-names="" text:cond-style-name=""><text:span text:style-name="a474" text:class-names="">Aktuell søker?</text:span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2.55569in" svg:y1="2.36103in" draw:start-shape="id90" draw:start-glue-point="0" svg:x2="2.55569in" svg:y2="2.18137in" draw:end-shape="id92" draw:end-glue-point="2" draw:id="id93" draw:style-name="a479" draw:name="Rett pilkobling 49">
          <svg:title/>
          <svg:desc/>
        </draw:connector>
        <draw:frame draw:id="id94" draw:style-name="a482" draw:name="TekstSylinder 50" svg:x="3.00175in" svg:y="1.56321in" svg:width="0.30188in" svg:height="0.2861in">
          <draw:text-box>
            <text:p text:style-name="a481" text:class-names="" text:cond-style-name=""><text:span text:style-name="a480" text:class-names="">N</text:span></text:p>
          </draw:text-box>
          <svg:title/>
          <svg:desc/>
        </draw:frame>
        <draw:frame draw:id="id95" draw:style-name="a486" draw:name="TekstSylinder 51" svg:x="2.12072in" svg:y="1.46836in" svg:width="0.25104in" svg:height="0.2861in">
          <draw:text-box>
            <text:p text:style-name="a485" text:class-names="" text:cond-style-name=""><text:span text:style-name="a483" text:class-names="">J</text:span><text:span text:style-name="a484" text:class-names=""/></text:p>
          </draw:text-box>
          <svg:title/>
          <svg:desc/>
        </draw:frame>
        <draw:custom-shape svg:x="2.02399in" svg:y="1.07924in" svg:width="1.07009in" svg:height="0.45794in" draw:id="id96" draw:style-name="a490" draw:name="Rektangel 54">
          <svg:title/>
          <svg:desc/>
          <text:p text:style-name="a489" text:class-names="" text:cond-style-name=""><text:span text:style-name="a487" text:class-names="">Inviterer søker på intervju</text:span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5569in" svg:y1="1.65167in" draw:start-shape="id92" draw:start-glue-point="0" svg:x2="2.55903in" svg:y2="1.53719in" draw:end-shape="id96" draw:end-glue-point="2" draw:id="id97" draw:style-name="a492" draw:name="Rett pilkobling 56">
          <svg:title/>
          <svg:desc/>
        </draw:connector>
        <draw:custom-shape svg:x="3.46522in" svg:y="1.68656in" svg:width="1.07009in" svg:height="0.45794in" draw:id="id98" draw:style-name="a496" draw:name="Rektangel 58">
          <svg:title/>
          <svg:desc/>
          <text:p text:style-name="a495" text:class-names="" text:cond-style-name=""><text:span text:style-name="a493" text:class-names="">Sender avslag</text:span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0307in" svg:y1="1.91652in" draw:start-shape="id92" draw:start-glue-point="1" svg:x2="3.46522in" svg:y2="1.91554in" draw:end-shape="id98" draw:end-glue-point="3" draw:id="id99" draw:style-name="a498" draw:name="Rett pilkobling 62">
          <svg:title/>
          <svg:desc/>
        </draw:connector>
        <draw:connector draw:type="standard" svg:x1="4.53531in" svg:y1="1.91554in" draw:start-shape="id98" draw:start-glue-point="1" svg:x2="1.33412in" svg:y2="5.13192in" draw:end-shape="id69" draw:end-glue-point="2" draw:id="id100" draw:style-name="a500" draw:name="Kobling: vinkel 67">
          <svg:title/>
          <svg:desc/>
        </draw:connector>
        <draw:custom-shape svg:x="3.23722in" svg:y="1.07925in" svg:width="1.07009in" svg:height="0.45793in" draw:id="id101" draw:style-name="a504" draw:name="Dokument 70">
          <svg:title/>
          <svg:desc/>
          <text:p text:style-name="a503" text:class-names="" text:cond-style-name=""><text:span text:style-name="a501" text:class-names="">Invitasjon til intervju</text:span><text:span text:style-name="a502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7.10475in" svg:y="3.77725in" svg:width="1.07009in" svg:height="0.45793in" draw:id="id102" draw:style-name="a508" draw:name="Dokument 71">
          <svg:title/>
          <svg:desc/>
          <text:p text:style-name="a507" text:class-names="" text:cond-style-name=""><text:span text:style-name="a505" text:class-names="">Invitasjon til intervju</text:span><text:span text:style-name="a506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standard" svg:x1="4.30732in" svg:y1="1.30822in" draw:start-shape="id101" draw:start-glue-point="1" svg:x2="7.6398in" svg:y2="3.77725in" draw:end-shape="id102" draw:end-glue-point="0" draw:id="id103" draw:style-name="a510" draw:name="Kobling: vinkel 73">
          <svg:title/>
          <svg:desc/>
        </draw:connector>
        <draw:connector draw:type="line" svg:x1="3.09408in" svg:y1="1.30822in" draw:start-shape="id96" draw:start-glue-point="1" svg:x2="3.23722in" svg:y2="1.30822in" draw:end-shape="id101" draw:end-glue-point="3" draw:id="id104" draw:style-name="a512" draw:name="Rett pilkobling 75">
          <svg:title/>
          <svg:desc/>
        </draw:connector>
        <draw:custom-shape svg:x="7.10475in" svg:y="4.36054in" svg:width="1.07009in" svg:height="0.45794in" draw:id="id105" draw:style-name="a516" draw:name="Rektangel 76">
          <svg:title/>
          <svg:desc/>
          <text:p text:style-name="a515" text:class-names="" text:cond-style-name=""><text:span text:style-name="a513" text:class-names="">Aksepterer invitasjon</text:span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6398in" svg:y1="4.20491in" draw:start-shape="id102" draw:start-glue-point="4" svg:x2="7.6398in" svg:y2="4.36054in" draw:end-shape="id105" draw:end-glue-point="0" draw:id="id106" draw:style-name="a518" draw:name="Rett pilkobling 78">
          <svg:title/>
          <svg:desc/>
        </draw:connector>
        <draw:custom-shape svg:x="7.10475in" svg:y="4.93928in" svg:width="1.07009in" svg:height="0.45794in" draw:id="id107" draw:style-name="a522" draw:name="Rektangel 79">
          <svg:title/>
          <svg:desc/>
          <text:p text:style-name="a521" text:class-names="" text:cond-style-name=""><text:span text:style-name="a519" text:class-names="">Utfør intervju</text:span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6398in" svg:y1="4.81848in" draw:start-shape="id105" draw:start-glue-point="2" svg:x2="7.6398in" svg:y2="4.93928in" draw:end-shape="id107" draw:end-glue-point="0" draw:id="id108" draw:style-name="a524" draw:name="Rett pilkobling 81">
          <svg:title/>
          <svg:desc/>
        </draw:connector>
        <draw:custom-shape svg:x="7.72236in" svg:y="2.60392in" svg:width="1.29478in" svg:height="1.00549in" draw:id="id109" draw:style-name="a533" draw:name="Rombe 83">
          <svg:title/>
          <svg:desc/>
          <text:p text:style-name="a532" text:class-names="" text:cond-style-name=""><text:span text:style-name="a525" text:class-names="">Får</text:span><text:span text:style-name="a526" text:class-names=""><text:s text:c="1"/></text:span><text:span text:style-name="a527" text:class-names="">arbeidsøker</text:span><text:span text:style-name="a528" text:class-names=""><text:s text:c="1"/></text:span><text:span text:style-name="a529" text:class-names="">jobb</text:span><text:span text:style-name="a530" text:class-names="">?</text:span><text:span text:style-name="a531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standard" svg:x1="8.17484in" svg:y1="5.16825in" draw:start-shape="id107" draw:start-glue-point="1" svg:x2="8.36975in" svg:y2="3.60941in" draw:end-shape="id109" draw:end-glue-point="2" draw:id="id110" draw:style-name="a535" draw:name="Kobling: vinkel 85">
          <svg:title/>
          <svg:desc/>
        </draw:connector>
        <draw:frame draw:id="id111" draw:style-name="a538" draw:name="TekstSylinder 86" svg:x="8.8439in" svg:y="3.12766in" svg:width="0.30188in" svg:height="0.2861in">
          <draw:text-box>
            <text:p text:style-name="a537" text:class-names="" text:cond-style-name=""><text:span text:style-name="a536" text:class-names="">N</text:span></text:p>
          </draw:text-box>
          <svg:title/>
          <svg:desc/>
        </draw:frame>
        <draw:frame draw:id="id112" draw:style-name="a542" draw:name="TekstSylinder 87" svg:x="8.1152in" svg:y="2.40978in" svg:width="0.25104in" svg:height="0.2861in">
          <draw:text-box>
            <text:p text:style-name="a541" text:class-names="" text:cond-style-name=""><text:span text:style-name="a539" text:class-names="">J</text:span><text:span text:style-name="a540" text:class-names=""/></text:p>
          </draw:text-box>
          <svg:title/>
          <svg:desc/>
        </draw:frame>
        <draw:custom-shape svg:x="7.83119in" svg:y="1.89983in" svg:width="1.07009in" svg:height="0.45794in" draw:id="id113" draw:style-name="a546" draw:name="Rektangel 93">
          <svg:title/>
          <svg:desc/>
          <text:p text:style-name="a545" text:class-names="" text:cond-style-name=""><text:span text:style-name="a543" text:class-names="">Lager jobb tilbud</text:span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6975in" svg:y1="2.60392in" draw:start-shape="id109" draw:start-glue-point="0" svg:x2="8.36623in" svg:y2="2.35777in" draw:end-shape="id113" draw:end-glue-point="2" draw:id="id114" draw:style-name="a548" draw:name="Rett pilkobling 97">
          <svg:title/>
          <svg:desc/>
        </draw:connector>
        <draw:custom-shape svg:x="7.82891in" svg:y="1.32655in" svg:width="1.07009in" svg:height="0.45793in" draw:id="id115" draw:style-name="a552" draw:name="Dokument 98">
          <svg:title/>
          <svg:desc/>
          <text:p text:style-name="a551" text:class-names="" text:cond-style-name=""><text:span text:style-name="a549" text:class-names="">Jobb tilbud</text:span><text:span text:style-name="a550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line" svg:x1="8.36623in" svg:y1="1.89983in" draw:start-shape="id113" draw:start-glue-point="0" svg:x2="8.36396in" svg:y2="1.75421in" draw:end-shape="id115" draw:end-glue-point="4" draw:id="id116" draw:style-name="a554" draw:name="Rett pilkobling 100">
          <svg:title/>
          <svg:desc/>
        </draw:connector>
        <draw:custom-shape svg:x="7.10475in" svg:y="5.58642in" svg:width="1.07009in" svg:height="0.45793in" draw:id="id117" draw:style-name="a558" draw:name="Dokument 101">
          <svg:title/>
          <svg:desc/>
          <text:p text:style-name="a557" text:class-names="" text:cond-style-name=""><text:span text:style-name="a555" text:class-names="">Jobb tilbud</text:span><text:span text:style-name="a556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standard" svg:x1="8.17484in" svg:y1="5.81538in" draw:start-shape="id115" draw:start-glue-point="3" svg:x2="7.82891in" svg:y2="1.55552in" draw:end-shape="id117" draw:end-glue-point="1" draw:id="id118" draw:style-name="a560" draw:transform="translate(-8.00188in -3.68545in) rotate(-3.14159) translate(8.00188in 3.68545in)" draw:name="Kobling: vinkel 103">
          <svg:title/>
          <svg:desc/>
        </draw:connector>
        <draw:custom-shape svg:x="6.7407in" svg:y="6.13389in" svg:width="1.79818in" svg:height="1.00549in" draw:id="id119" draw:style-name="a566" draw:name="Rombe 104">
          <svg:title/>
          <svg:desc/>
          <text:p text:style-name="a565" text:class-names="" text:cond-style-name=""><text:span text:style-name="a561" text:class-names="">Aksepterer<text:s text:c="1"/></text:span><text:span text:style-name="a562" text:class-names="">job</text:span><text:span text:style-name="a563" text:class-names=""><text:s text:c="1"/>tilbud?</text:span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frame draw:id="id120" draw:style-name="a569" draw:name="TekstSylinder 105" svg:x="7.1087in" svg:y="6.95683in" svg:width="0.30188in" svg:height="0.2861in">
          <draw:text-box>
            <text:p text:style-name="a568" text:class-names="" text:cond-style-name=""><text:span text:style-name="a567" text:class-names="">N</text:span></text:p>
          </draw:text-box>
          <svg:title/>
          <svg:desc/>
        </draw:frame>
        <draw:connector draw:type="standard" svg:x1="5.49069in" svg:y1="2.98282in" draw:start-shape="id119" draw:start-glue-point="2" svg:x2="3.48322in" svg:y2="9.2885in" draw:end-shape="id69" draw:end-glue-point="2" draw:id="id121" draw:style-name="a571" draw:transform="translate(-4.48695in -6.13566in) rotate(-1.5708) translate(4.48695in 6.13566in)" draw:name="Kobling: vinkel 107">
          <svg:title/>
          <svg:desc/>
        </draw:connector>
        <draw:frame draw:id="id122" draw:style-name="a575" draw:name="TekstSylinder 108" svg:x="8.27229in" svg:y="6.27105in" svg:width="0.25104in" svg:height="0.2861in">
          <draw:text-box>
            <text:p text:style-name="a574" text:class-names="" text:cond-style-name=""><text:span text:style-name="a572" text:class-names="">J</text:span><text:span text:style-name="a573" text:class-names=""/></text:p>
          </draw:text-box>
          <svg:title/>
          <svg:desc/>
        </draw:frame>
        <draw:custom-shape svg:x="10.34501in" svg:y="6.41762in" svg:width="0.95327in" svg:height="0.44508in" draw:id="id123" draw:style-name="a579" draw:name="Ellipse 109">
          <svg:title/>
          <svg:desc/>
          <text:p text:style-name="a578" text:class-names="" text:cond-style-name=""><text:span text:style-name="a576" text:class-names="">Slutt prosess</text:span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1713in" svg:y="6.4141in" svg:width="1.07009in" svg:height="0.45794in" draw:id="id124" draw:style-name="a583" draw:name="Rektangel 110">
          <svg:title/>
          <svg:desc/>
          <text:p text:style-name="a582" text:class-names="" text:cond-style-name=""><text:span text:style-name="a580" text:class-names="">Får jobb</text:span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53889in" svg:y1="6.63664in" draw:start-shape="id119" draw:start-glue-point="1" svg:x2="9.01713in" svg:y2="6.64307in" draw:end-shape="id124" draw:end-glue-point="3" draw:id="id125" draw:style-name="a585" draw:name="Rett pilkobling 114">
          <svg:title/>
          <svg:desc/>
        </draw:connector>
        <draw:connector draw:type="line" svg:x1="10.08723in" svg:y1="6.64307in" draw:start-shape="id124" draw:start-glue-point="1" svg:x2="10.34501in" svg:y2="6.64016in" draw:end-shape="id123" draw:end-glue-point="3" draw:id="id126" draw:style-name="a587" draw:name="Rett pilkobling 116">
          <svg:title/>
          <svg:desc/>
        </draw:connector>
        <draw:custom-shape svg:x="9.23707in" svg:y="2.87537in" svg:width="1.07009in" svg:height="0.45794in" draw:id="id127" draw:style-name="a591" draw:name="Rektangel 118">
          <svg:title/>
          <svg:desc/>
          <text:p text:style-name="a590" text:class-names="" text:cond-style-name=""><text:span text:style-name="a588" text:class-names="">Avslag</text:span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01713in" svg:y1="3.10666in" draw:start-shape="id109" draw:start-glue-point="1" svg:x2="9.23707in" svg:y2="3.10434in" draw:end-shape="id127" draw:end-glue-point="3" draw:id="id128" draw:style-name="a593" draw:name="Rett pilkobling 120">
          <svg:title/>
          <svg:desc/>
        </draw:connector>
        <draw:connector draw:type="standard" svg:x1="10.30716in" svg:y1="3.10434in" draw:start-shape="id127" draw:start-glue-point="1" svg:x2="10.82165in" svg:y2="6.41762in" draw:end-shape="id123" draw:end-glue-point="0" draw:id="id129" draw:style-name="a595" draw:name="Kobling: vinkel 12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17" svg:viewBox="0 0 20 30" svg:d="m10 0-10 30h20z"/>
    <draw:marker draw:name="a425" svg:viewBox="0 0 20 30" svg:d="m10 0-10 30h20z"/>
    <draw:marker draw:name="a427" svg:viewBox="0 0 20 30" svg:d="m10 0-10 30h20z"/>
    <draw:marker draw:name="a472" svg:viewBox="0 0 20 30" svg:d="m10 0-10 30h20z"/>
    <draw:marker draw:name="a534" svg:viewBox="0 0 20 30" svg:d="m10 0-10 30h20z"/>
    <draw:marker draw:name="a478" svg:viewBox="0 0 20 30" svg:d="m10 0-10 30h20z"/>
    <draw:marker draw:name="a584" svg:viewBox="0 0 20 30" svg:d="m10 0-10 30h20z"/>
    <draw:marker draw:name="a491" svg:viewBox="0 0 20 30" svg:d="m10 0-10 30h20z"/>
    <draw:marker draw:name="a586" svg:viewBox="0 0 20 30" svg:d="m10 0-10 30h20z"/>
    <draw:marker draw:name="a413" svg:viewBox="0 0 20 30" svg:d="m10 0-10 30h20z"/>
    <draw:marker draw:name="a509" svg:viewBox="0 0 20 30" svg:d="m10 0-10 30h20z"/>
    <draw:marker draw:name="a553" svg:viewBox="0 0 20 30" svg:d="m10 0-10 30h20z"/>
    <draw:marker draw:name="a497" svg:viewBox="0 0 20 30" svg:d="m10 0-10 30h20z"/>
    <draw:marker draw:name="a460" svg:viewBox="0 0 20 30" svg:d="m10 0-10 30h20z"/>
    <draw:marker draw:name="a499" svg:viewBox="0 0 20 30" svg:d="m10 0-10 30h20z"/>
    <draw:marker draw:name="a419" svg:viewBox="0 0 20 30" svg:d="m10 0-10 30h20z"/>
    <draw:marker draw:name="a559" svg:viewBox="0 0 20 30" svg:d="m10 0-10 30h20z"/>
    <draw:marker draw:name="a466" svg:viewBox="0 0 20 30" svg:d="m10 0-10 30h20z"/>
    <draw:marker draw:name="a523" svg:viewBox="0 0 20 30" svg:d="m10 0-10 30h20z"/>
    <draw:marker draw:name="a570" svg:viewBox="0 0 20 30" svg:d="m10 0-10 30h20z"/>
    <draw:marker draw:name="a433" svg:viewBox="0 0 20 30" svg:d="m10 0-10 30h20z"/>
    <draw:marker draw:name="a438" svg:viewBox="0 0 20 30" svg:d="m10 0-10 30h20z"/>
    <draw:marker draw:name="a407" svg:viewBox="0 0 20 30" svg:d="m10 0-10 30h20z"/>
    <draw:marker draw:name="a547" svg:viewBox="0 0 20 30" svg:d="m10 0-10 30h20z"/>
    <draw:marker draw:name="a511" svg:viewBox="0 0 20 30" svg:d="m10 0-10 30h20z"/>
    <draw:marker draw:name="a592" svg:viewBox="0 0 20 30" svg:d="m10 0-10 30h20z"/>
    <draw:marker draw:name="a454" svg:viewBox="0 0 20 30" svg:d="m10 0-10 30h20z"/>
    <draw:marker draw:name="a594" svg:viewBox="0 0 20 30" svg:d="m10 0-10 30h20z"/>
    <draw:stroke-dash draw:name="a381" draw:display-name="SysDash" draw:style="rect" draw:dots1="1" draw:dots1-length="0.02778in" draw:dots2="0" draw:dots2-length="0in" draw:distance="0.02778in"/>
    <draw:stroke-dash draw:name="a383" draw:display-name="SysDash" draw:style="rect" draw:dots1="1" draw:dots1-length="0.02778in" draw:dots2="0" draw:dots2-length="0in" draw:distance="0.02778in"/>
    <draw:stroke-dash draw:name="a385" draw:display-name="SysDash" draw:style="rect" draw:dots1="1" draw:dots1-length="0.02778in" draw:dots2="0" draw:dots2-length="0in" draw:distance="0.02778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ssholder for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ssholder for bunn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ssholder for lysbil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tellysbilde" style:page-layout-name="pageLayout1" draw:style-name="a34">
      <draw:frame draw:id="id5" presentation:style-name="a38" draw:name="Tit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6" presentation:style-name="a42" draw:name="Undertit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 for å redigere undertittelstil i malen</text:span><text:span text:style-name="a40" text:class-names=""/></text:p>
        </draw:text-box>
        <svg:title/>
        <svg:desc/>
      </draw:frame>
      <draw:frame draw:id="id7" presentation:style-name="a47" draw:name="Plassholder for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ssholder for bunn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ssholder for lysbil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tel-og-innhold" style:page-layout-name="pageLayout1" draw:style-name="a55">
      <draw:frame draw:id="id10" presentation:style-name="a59" draw:name="Tit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k for å redigere tittelstil</text:span><text:span text:style-name="a57" text:class-names=""/></text:p>
        </draw:text-box>
        <svg:title/>
        <svg:desc/>
      </draw:frame>
      <draw:frame draw:id="id11" presentation:style-name="a76" draw:name="Plassholder for inn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 for å redigere tekststiler i mal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re ni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å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å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ssholder for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ssholder for bunn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ssholder for lysbil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Deloverskrift" style:page-layout-name="pageLayout1" draw:style-name="a89">
      <draw:frame draw:id="id15" presentation:style-name="a93" draw:name="Tit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k for å redigere tittelstil</text:span><text:span text:style-name="a91" text:class-names=""/></text:p>
        </draw:text-box>
        <svg:title/>
        <svg:desc/>
      </draw:frame>
      <draw:frame draw:id="id16" presentation:style-name="a97" draw:name="Plassholder f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102" draw:name="Plassholder for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ssholder for bunn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ssholder for lysbil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nholdsdeler" style:page-layout-name="pageLayout1" draw:style-name="a110">
      <draw:frame draw:id="id20" presentation:style-name="a114" draw:name="Tit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k for å redigere tittelstil</text:span><text:span text:style-name="a112" text:class-names=""/></text:p>
        </draw:text-box>
        <svg:title/>
        <svg:desc/>
      </draw:frame>
      <draw:frame draw:id="id21" presentation:style-name="a131" draw:name="Plassholder for inn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 for å redigere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å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ssholder for inn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 for å redigere tekststiler i mal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re ni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å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ssholder for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ssholder for bunn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ssholder for lysbil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k for å redigere tittelstil</text:span><text:span text:style-name="a163" text:class-names=""/></text:p>
        </draw:text-box>
        <svg:title/>
        <svg:desc/>
      </draw:frame>
      <draw:frame draw:id="id27" presentation:style-name="a169" draw:name="Plassholder f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 for å redigere tekststiler i malen</text:span></text:p>
            </text:list-item>
          </text:list>
        </draw:text-box>
        <svg:title/>
        <svg:desc/>
      </draw:frame>
      <draw:frame draw:id="id28" presentation:style-name="a186" draw:name="Plassholder for inn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 for å redigere tekststiler i mal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re ni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å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ssholder f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207" draw:name="Plassholder for inn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 for å redigere tekststiler i mal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re ni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å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ssholder for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ssholder for bunn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ssholder for lysbil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Bare-tittel" style:page-layout-name="pageLayout1" draw:style-name="a220">
      <draw:frame draw:id="id34" presentation:style-name="a224" draw:name="Tit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k for å redigere tittelstil</text:span><text:span text:style-name="a222" text:class-names=""/></text:p>
        </draw:text-box>
        <svg:title/>
        <svg:desc/>
      </draw:frame>
      <draw:frame draw:id="id35" presentation:style-name="a229" draw:name="Plassholder for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ssholder for bunn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ssholder for lysbil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t" style:page-layout-name="pageLayout1" draw:style-name="a237">
      <draw:frame draw:id="id38" presentation:style-name="a242" draw:name="Plassholder for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ssholder for bunn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ssholder for lysbil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nhold-med-tekst" style:page-layout-name="pageLayout1" draw:style-name="a250">
      <draw:frame draw:id="id41" presentation:style-name="a254" draw:name="Tit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k for å redigere tittelstil</text:span><text:span text:style-name="a252" text:class-names=""/></text:p>
        </draw:text-box>
        <svg:title/>
        <svg:desc/>
      </draw:frame>
      <draw:frame draw:id="id42" presentation:style-name="a271" draw:name="Plassholder for inn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 for å redigere tekststiler i mal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re ni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å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å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ssholder f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 for å redigere tekststiler i malen</text:span></text:p>
            </text:list-item>
          </text:list>
        </draw:text-box>
        <svg:title/>
        <svg:desc/>
      </draw:frame>
      <draw:frame draw:id="id44" presentation:style-name="a280" draw:name="Plassholder for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ssholder for bunn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ssholder for lysbil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e-med-tekst" style:page-layout-name="pageLayout1" draw:style-name="a288">
      <draw:frame draw:id="id47" presentation:style-name="a292" draw:name="Tit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k for å redigere tittelstil</text:span><text:span text:style-name="a290" text:class-names=""/></text:p>
        </draw:text-box>
        <svg:title/>
        <svg:desc/>
      </draw:frame>
      <draw:frame draw:id="id48" presentation:style-name="a295" draw:name="Plassholder for bil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ssholder f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304" draw:name="Plassholder for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ssholder for bunn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ssholder for lysbil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Loddrett-tekst" style:page-layout-name="pageLayout1" draw:style-name="a312">
      <draw:frame draw:id="id53" presentation:style-name="a316" draw:name="Tit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k for å redigere tittelstil</text:span><text:span text:style-name="a314" text:class-names=""/></text:p>
        </draw:text-box>
        <svg:title/>
        <svg:desc/>
      </draw:frame>
      <draw:frame draw:id="id54" presentation:style-name="a333" draw:name="Plassholder for loddrett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 for å redigere tekststiler i mal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re ni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å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ssholder for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ssholder for bunn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ssholder for lysbil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drett-tittel-og-tekst" style:page-layout-name="pageLayout1" draw:style-name="a346">
      <draw:frame draw:id="id58" presentation:style-name="a350" draw:name="Loddrett tit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k for å redigere tittelstil</text:span><text:span text:style-name="a348" text:class-names=""/></text:p>
        </draw:text-box>
        <svg:title/>
        <svg:desc/>
      </draw:frame>
      <draw:frame draw:id="id59" presentation:style-name="a367" draw:name="Plassholder for loddrett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 for å redigere tekststiler i mal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re ni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å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å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ssholder for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ssholder for bunn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ssholder for lysbil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sjon</dc:title>
    <meta:initial-creator>Ole Mathias Mortensen Frisk</meta:initial-creator>
    <dc:creator>Ole Mathias Mortensen Frisk</dc:creator>
    <meta:creation-date>2021-12-03T08:02:16Z</meta:creation-date>
    <dc:date>2021-12-17T10:06:57Z</dc:date>
    <meta:editing-cycles>2</meta:editing-cycles>
    <meta:editing-duration>PT1217080S</meta:editing-duration>
    <meta:document-statistic meta:paragraph-count="36" meta:word-count="76"/>
  </office:meta>
</office:document-meta>
</file>